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f0e" officeooo:paragraph-rsid="001bff0e"/>
    </style:style>
    <style:style style:name="P2" style:family="paragraph" style:parent-style-name="Standard">
      <style:text-properties officeooo:rsid="001d1bed" officeooo:paragraph-rsid="001d1bed"/>
    </style:style>
    <style:style style:name="P3" style:family="paragraph" style:parent-style-name="Standard">
      <style:text-properties officeooo:rsid="001d1bed" officeooo:paragraph-rsid="001df681"/>
    </style:style>
    <style:style style:name="P4" style:family="paragraph" style:parent-style-name="Standard">
      <style:text-properties officeooo:rsid="001d1bed" officeooo:paragraph-rsid="001efbb9"/>
    </style:style>
    <style:style style:name="P5" style:family="paragraph" style:parent-style-name="Standard">
      <style:text-properties officeooo:rsid="001d1bed" officeooo:paragraph-rsid="001f6ef2"/>
    </style:style>
    <style:style style:name="P6" style:family="paragraph" style:parent-style-name="Standard">
      <style:text-properties officeooo:rsid="001f6ef2" officeooo:paragraph-rsid="001f6ef2"/>
    </style:style>
    <style:style style:name="P7" style:family="paragraph" style:parent-style-name="Standard">
      <style:text-properties officeooo:rsid="0020a641" officeooo:paragraph-rsid="0020a641"/>
    </style:style>
    <style:style style:name="P8" style:family="paragraph" style:parent-style-name="Standard">
      <style:text-properties fo:font-variant="normal" fo:text-transform="none" fo:color="#333333" style:font-name="DejaVu Sans" fo:font-size="6.34999990463257pt" fo:letter-spacing="normal" fo:font-style="normal" fo:font-weight="normal" officeooo:paragraph-rsid="001df681"/>
    </style:style>
    <style:style style:name="P9" style:family="paragraph" style:parent-style-name="Standard">
      <style:text-properties fo:font-weight="bold" officeooo:rsid="001bff0e" officeooo:paragraph-rsid="001bff0e" style:font-weight-asian="bold" style:font-weight-complex="bold"/>
    </style:style>
    <style:style style:name="T1" style:family="text">
      <style:text-properties officeooo:rsid="001df681"/>
    </style:style>
    <style:style style:name="T2" style:family="text">
      <style:text-properties officeooo:rsid="001efbb9"/>
    </style:style>
    <style:style style:name="T3" style:family="text">
      <style:text-properties officeooo:rsid="001f6ef2"/>
    </style:style>
    <style:style style:name="T4" style:family="text">
      <style:text-properties officeooo:rsid="002116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LAMADO A PARTICIPACIONES</text:p>
      <text:p text:style-name="P1"/>
      <text:p text:style-name="P1">Participaciones en EduCode</text:p>
      <text:p text:style-name="P1">Esta forma te permite proponer:</text:p>
      <text:p text:style-name="P1"/>
      <text:p text:style-name="P1">- stands para la exposición del lunes 27 de agosto durante las pausas para el café y las pausas para la comida del mediodía y la noche,</text:p>
      <text:p text:style-name="P1">- talleres para el día de capacitación el martes 28 de agosto.</text:p>
      <text:p text:style-name="P1"/>
      <text:p text:style-name="P2">APELLIDO</text:p>
      <text:p text:style-name="P2"/>
      <text:p text:style-name="P2">NOMBRES</text:p>
      <text:p text:style-name="P2"/>
      <text:p text:style-name="P2">DIRECCIÓN DE CORREO PRINCIPAL</text:p>
      <text:p text:style-name="P2"/>
      <text:p text:style-name="P2">DIRECCIÓN DE CORREO PROFESIONAL</text:p>
      <text:p text:style-name="P2"/>
      <text:p text:style-name="P2">CELULAR</text:p>
      <text:p text:style-name="P2"/>
      <text:p text:style-name="P2">ESTRUCTURA DE AFILIACIÓN</text:p>
      <text:p text:style-name="P2"/>
      <text:p text:style-name="P2">Escribo aquí la (o las) estructura (s) (institución, escuela, asociación ...) a la que me considero más vinculada. Por ejemplo, la escuela donde enseño, donde están mis hijos, mi empleador, la asociación en la que estoy activo …</text:p>
      <text:p text:style-name="P2"/>
      <text:p text:style-name="P2">PROPONGO</text:p>
      <text:p text:style-name="P2"/>
      <text:p text:style-name="P2">un stand el lunes 27 de agosto</text:p>
      <text:p text:style-name="P2">un taller el martes 28 de agosto</text:p>
      <text:p text:style-name="P2"/>
      <text:p text:style-name="P2">Mi stand del 27 se refiere a:</text:p>
      <text:p text:style-name="P2"/>
      <text:p text:style-name="P2">- un software libre</text:p>
      <text:p text:style-name="P2">- una o más formaciones/capacitaciones</text:p>
      <text:p text:style-name="P3">- <text:span text:style-name="T1">el uso de material controlable como robots</text:span></text:p>
      <text:p text:style-name="P3">- <text:span text:style-name="T1">niños de jardín maternal (3-6)</text:span></text:p>
      <text:p text:style-name="P3">- <text:span text:style-name="T1">estudiantes de escuela primaria (6-12)</text:span></text:p>
      <text:p text:style-name="P4">- <text:span text:style-name="T2">estudiantes de secundaria (12-18)</text:span></text:p>
      <text:p text:style-name="P4">- <text:span text:style-name="T2">estudiantes de nivel superior (18-25)</text:span></text:p>
      <text:p text:style-name="P4">- <text:span text:style-name="T2">estudiantes adultos</text:span></text:p>
      <text:p text:style-name="P4">- <text:span text:style-name="T2">maestros de jardín maternal (3-6)</text:span></text:p>
      <text:p text:style-name="P5">- <text:span text:style-name="T3">maestros de escuela primaria (6-12)</text:span></text:p>
      <text:p text:style-name="P5">- <text:span text:style-name="T3">profesores de escuela secundaria (12-18)</text:span></text:p>
      <text:p text:style-name="P5">- <text:span text:style-name="T3">profesores de educación superior (18-25)</text:span></text:p>
      <text:p text:style-name="P5">- <text:span text:style-name="T3">profesores de otros niveles y edades</text:span></text:p>
      <text:p text:style-name="P5"/>
      <text:p text:style-name="P6">Descripción bastante clara del stand del 27</text:p>
      <text:p text:style-name="P6"/>
      <text:p text:style-name="P6"/>
      <text:p text:style-name="P6">Mi taller del 28 se refiere a:</text:p>
      <text:p text:style-name="P6"/>
      <text:p text:style-name="P5">- un software libre</text:p>
      <text:p text:style-name="P5"><text:soft-page-break/>- una o más formaciones/capacitaciones</text:p>
      <text:p text:style-name="P5">- <text:span text:style-name="T1">el uso de material controlable como robots</text:span></text:p>
      <text:p text:style-name="P5">- <text:span text:style-name="T1">niños de jardín maternal (3-6)</text:span></text:p>
      <text:p text:style-name="P5">- <text:span text:style-name="T1">estudiantes de escuela primaria (6-12)</text:span></text:p>
      <text:p text:style-name="P5">- <text:span text:style-name="T2">estudiantes de secundaria (12-18)</text:span></text:p>
      <text:p text:style-name="P5">- <text:span text:style-name="T2">estudiantes de nivel superior (18-25)</text:span></text:p>
      <text:p text:style-name="P5">- <text:span text:style-name="T2">estudiantes adultos</text:span></text:p>
      <text:p text:style-name="P5">- <text:span text:style-name="T2">maestros de jardín maternal (3-6)</text:span></text:p>
      <text:p text:style-name="P5">- <text:span text:style-name="T3">maestros de escuela primaria (6-12)</text:span></text:p>
      <text:p text:style-name="P5">- <text:span text:style-name="T3">profesores de escuela secundaria (12-18)</text:span></text:p>
      <text:p text:style-name="P5">- <text:span text:style-name="T3">profesores de educación superior (18-25)</text:span></text:p>
      <text:p text:style-name="P5">- <text:span text:style-name="T3">profesores de otros niveles y edades</text:span></text:p>
      <text:p text:style-name="P5"/>
      <text:p text:style-name="P6">Descripción bastante clara del taller del 28</text:p>
      <text:p text:style-name="P6"/>
      <text:p text:style-name="P6">Describo con bastante precisión lo que daré como taller el 28: * objetivo * tipo de audiencia * número de personas min * número de personas máximo * capacitación inicial esperada * equipo necesario, posiblemente personal (computadora portátil, teléfono móvil, tabletas, bloc de notas) , lápiz ...) * duración (1, 2 o 3 horas) * cantidad de veces que el taller puede repetirse en el día * material disponible para los asistentes al final del taller * cualquier otra información útil para aclarar las elecciones de los asistentes</text:p>
      <text:p text:style-name="P6"/>
      <text:p text:style-name="P6"/>
      <text:p text:style-name="P7">Lo que espero de la conferencia educode</text:p>
      <text:p text:style-name="P7"/>
      <text:p text:style-name="P7">No envíe contraseñas a través de Framaforms.</text:p>
      <text:p text:style-name="P7"/>
      <text:p text:style-name="P7">Suministrado por Framaforms</text:p>
      <text:p text:style-name="P7">Framaforms es un servicio gratuito en línea, libre de publicidad y respetuoso de sus datos para generar formularios (sondeos, encuestas, peticiones, etc.).</text:p>
      <text:p text:style-name="P7">Este servicio (y muchos otros) es ofrecido por la asociación Framasoft como parte de su campaña "D<text:span text:style-name="T4">esgooglisemos</text:span> Internet".</text:p>
      <text:p text:style-name="P7"/>
      <text:p text:style-name="P7">Este contenido no está escrito ni respaldado por Framaforms. Reportar un caso de uso abusivo</text:p>
      <text:p text:style-name="P7"/>
      <text:p text:style-name="P7">ENVIAR AQUÍ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, 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0:53:52.633647535</meta:creation-date>
    <dc:date>2018-05-20T22:11:01.536937436</dc:date>
    <meta:editing-duration>PT20M40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53" meta:word-count="455" meta:character-count="2770" meta:non-whitespace-character-count="2368"/>
  </office:meta>
</office:document-meta>
</file>